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fo:language="ru" fo:country="RU"/>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text-properties fo:language="ru" fo:country="RU"/>
    </style:style>
    <style:style style:name="P105" style:family="paragraph" style:parent-style-name="Text_20_body">
      <style:paragraph-properties fo:text-align="justify" style:justify-single-word="false"/>
      <style:text-properties fo:language="ru" fo:country="RU"/>
    </style:style>
    <style:style style:name="P106" style:family="paragraph" style:parent-style-name="Text_20_body">
      <style:text-properties fo:language="en" fo:country="US"/>
    </style:style>
    <style:style style:name="P107" style:family="paragraph" style:parent-style-name="Text_20_body">
      <style:paragraph-properties fo:background-color="#eeeeee">
        <style:background-image/>
      </style:paragraph-properties>
    </style:style>
    <style:style style:name="P108" style:family="paragraph" style:parent-style-name="Text_20_body">
      <style:paragraph-properties fo:background-color="#eeeeee">
        <style:background-image/>
      </style:paragraph-properties>
      <style:text-properties fo:language="ru" fo:country="RU"/>
    </style:style>
    <style:style style:name="P109" style:family="paragraph" style:parent-style-name="Text_20_body">
      <style:paragraph-properties fo:text-align="justify" style:justify-single-word="false" fo:background-color="#eeeeee">
        <style:background-image/>
      </style:paragraph-properties>
      <style:text-properties fo:language="ru" fo:country="RU"/>
    </style:style>
    <style:style style:name="P110" style:family="paragraph" style:parent-style-name="Text_20_body">
      <style:paragraph-properties fo:background-color="#eeeeee">
        <style:background-image/>
      </style:paragraph-properties>
      <style:text-properties fo:language="en" fo:country="US"/>
    </style:style>
    <style:style style:name="P111" style:family="paragraph" style:parent-style-name="First_20_line_20_indent">
      <style:paragraph-properties fo:background-color="#eeeeee">
        <style:background-image/>
      </style:paragraph-properties>
      <style:text-properties fo:language="ru" fo:country="RU"/>
    </style:style>
    <style:style style:name="P11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3" style:family="paragraph" style:parent-style-name="Text_20_body">
      <style:paragraph-properties fo:margin-left="0cm" fo:margin-right="0cm" fo:text-align="justify" style:justify-single-word="false" fo:text-indent="0cm" style:auto-text-indent="false"/>
    </style:style>
    <style:style style:name="P11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7" style:family="paragraph" style:parent-style-name="Footnote">
      <style:paragraph-properties fo:margin-left="0cm" fo:margin-right="0cm" fo:text-indent="0cm" style:auto-text-indent="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ru" fo:country="RU"/>
    </style:style>
    <style:style style:name="P130" style:family="paragraph" style:parent-style-name="Footnote">
      <style:text-properties style:use-window-font-color="true"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9" style:family="paragraph" style:parent-style-name="Standard">
      <style:text-properties fo:font-style="italic" style:font-style-asian="italic" style:font-style-complex="italic"/>
    </style:style>
    <style:style style:name="P140" style:family="paragraph" style:parent-style-name="Heading_20_1">
      <style:paragraph-properties fo:margin-left="0cm" fo:margin-right="0cm" fo:text-align="center" style:justify-single-word="false" fo:text-indent="0.499cm" style:auto-text-indent="false"/>
    </style:style>
    <style:style style:name="P141" style:family="paragraph" style:parent-style-name="Heading_20_1">
      <style:paragraph-properties fo:background-color="#eeeeee">
        <style:background-image/>
      </style:paragraph-properties>
    </style:style>
    <style:style style:name="P142" style:family="paragraph" style:parent-style-name="Heading_20_2">
      <style:text-properties fo:language="en" fo:country="US"/>
    </style:style>
    <style:style style:name="P143" style:family="paragraph" style:parent-style-name="Heading_20_2">
      <style:text-properties fo:language="ru" fo:country="RU"/>
    </style:style>
    <style:style style:name="P144" style:family="paragraph" style:parent-style-name="Heading_20_2">
      <style:paragraph-properties fo:text-align="justify" style:justify-single-word="false"/>
    </style:style>
    <style:style style:name="P145" style:family="paragraph" style:parent-style-name="Heading_20_2">
      <style:paragraph-properties fo:background-color="#eeeeee">
        <style:background-image/>
      </style:paragraph-properties>
    </style:style>
    <style:style style:name="P146" style:family="paragraph" style:parent-style-name="Heading_20_2">
      <style:paragraph-properties fo:background-color="#eeeeee">
        <style:background-image/>
      </style:paragraph-properties>
      <style:text-properties fo:language="ru" fo:country="RU"/>
    </style:style>
    <style:style style:name="P14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8" style:family="paragraph" style:parent-style-name="Text_20_body" style:list-style-name="L1">
      <style:paragraph-properties fo:text-align="justify" style:justify-single-word="false"/>
    </style:style>
    <style:style style:name="P149" style:family="paragraph" style:parent-style-name="Text_20_body" style:list-style-name="L1">
      <style:paragraph-properties fo:text-align="justify" style:justify-single-word="false"/>
      <style:text-properties fo:language="ru" fo:country="RU"/>
    </style:style>
    <style:style style:name="P150" style:family="paragraph" style:parent-style-name="Text_20_body" style:list-style-name="L2">
      <style:paragraph-properties fo:text-align="justify" style:justify-single-word="false"/>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3"><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0">&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4">&lt;<text:span text:style-name="T21">Селестия лечит Макса в Кантерлоте от болячек и наркозависимости. И тогда он начинает её хотеть. И она это понимает</text:span>&gt;</text:p>
      <text:p text:style-name="P44"/>
      <text:h text:style-name="Heading_20_2" text:outline-level="2">Прочитанные фанфики</text:h>
      <text:h text:style-name="Heading_20_3" text:outline-level="3">Эпичные</text:h>
      <text:p text:style-name="P104">Обмен ( <text:a xlink:type="simple" xlink:href="https://darkpony.ru/obmen/" text:style-name="Internet_20_link" text:visited-style-name="Visited_20_Internet_20_Link">https://darkpony.ru/obmen/</text:a> )</text:p>
      <text:p text:style-name="P106">Fallout Equestria</text:p>
      <text:p text:style-name="P104">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35421278998528585" text:style-name="L1">
        <text:list-item>
          <text:p text:style-name="P148">добавить детектив <text:span text:style-name="T1">(реализовано)</text:span>+ магические уроки/трактаты Старсвирла (реализовано)</text:p>
        </text:list-item>
        <text:list-item>
          <text:p text:style-name="P149">Терра несколько раз пытается убить Макса (один раз — в аквапарке). Несколько раз Макса спасает Селестия (даёт приказы Нексусу)</text:p>
        </text:list-item>
        <text:list-item>
          <text:p text:style-name="P149">Книги:</text:p>
        </text:list-item>
      </text:list>
      <text:list xml:id="list606113183948394045" text:style-name="L2">
        <text:list-item>
          <text:p text:style-name="P150">«Великие грифоны прошлого» - из канона (5<text:span text:style-name="T9">s8e)</text:span></text:p>
        </text:list-item>
        <text:list-item>
          <text:p text:style-name="P150">«Высшие заклинания в повседневном использовании: от песчинки до дворца»</text:p>
        </text:list-item>
        <text:list-item>
          <text:p text:style-name="P153">«Малоизвестные аспекты магии трансформаций»</text:p>
        </text:list-item>
        <text:list-item>
          <text:p text:style-name="P1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0"><text:soft-page-break/>Дасти Вейфарер «Зебрианская культура, быт и фольклор»</text:p>
        </text:list-item>
        <text:list-item>
          <text:p text:style-name="P150">«Краткая история Эквестрии»</text:p>
        </text:list-item>
        <text:list-item>
          <text:p text:style-name="P150">«Шедевры архитектуры Эквестрии» с разделом о Кантерлотском Королевском Дворце</text:p>
        </text:list-item>
        <text:list-item>
          <text:p text:style-name="P150">«Великие дела и великие чары». Страница 893: …</text:p>
        </text:list-item>
        <text:list-item>
          <text:p text:style-name="P150">«<text:span text:style-name="T57">Природа Проклятий</text:span>» - обмен</text:p>
        </text:list-item>
        <text:list-item>
          <text:p text:style-name="P150"><text:span text:style-name="T58">«Магия для Чайников»</text:span> - обмен</text:p>
        </text:list-item>
        <text:list-item>
          <text:p text:style-name="P150"><text:span text:style-name="T57">«Энциклопедия Арканум»</text:span> - обмен</text:p>
        </text:list-item>
        <text:list-item>
          <text:p text:style-name="P150">«О Гейсах» - обмен</text:p>
        </text:list-item>
        <text:list-item>
          <text:p text:style-name="P150">«<text:span text:style-name="T58">Тайны Тайных Наук</text:span>» - обмен</text:p>
        </text:list-item>
        <text:list-item>
          <text:p text:style-name="P153">«Основы Заклятий» - обмен</text:p>
        </text:list-item>
        <text:list-item>
          <text:p text:style-name="P15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3777145234477973"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По другим данным, Селестии около 2500 лет (Обмен).</text:p>
        </text:list-item>
        <text:list-item>
          <text:p text:style-name="P151"><text:soft-page-break/>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Кроме Дискорда, старше сестёр ещё старейшина драконов</text:p>
        </text:list-item>
        <text:list-item>
          <text:p text:style-name="P151">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2">Искусственный интеллект. Создан Владом и Максом. Разработан для управления корпорациями.</text:p>
      <text:h text:style-name="Heading_20_3" text:outline-level="3">Норф</text:h>
      <text:p text:style-name="P102">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2"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4">&lt;Добавить угрозу ядерной войны&gt;</text:p>
      <text:p text:style-name="P2">***</text:p>
      <text:p text:style-name="P1">Звонок Алекса застал меня в спиртном<text:span text:style-name="T1"> отделе</text:span>.</text:p>
      <text:p text:style-name="P1"><text:soft-page-break/><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2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9">RnD-</text:span><text:span text:style-name="T1">зоны</text:span><text:span text:style-name="T1"><text:note text:id="ftn3" text:note-class="footnote"><text:note-citation>3</text:note-citation><text:note-body><text:p text:style-name="P12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36">Я повесил куртку на спинку кресла и включил комп.</text:p>
      <text:p text:style-name="P36"><text:soft-page-break/>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1"/>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3">Ограничени<text:span text:style-name="T1">е 2: решение должно находиться в правовых рамках уголовного и административного кодекса.</text:span></text:p>
      <text:p text:style-name="P8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3"><text:span text:style-name="T9">&lt;\</text:span><text:span text:style-name="T1">Выполняю задачу</text:span>...</text:p>
      <text:p text:style-name="P83"><text:soft-page-break/><text:span text:style-name="T9">&lt;\</text:span>...</text:p>
      <text:p text:style-name="P83"><text:span text:style-name="T9">&lt;\</text:span>Решение:</text:p>
      <text:p text:style-name="P8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6">Хм, не понял? Ч<text:span text:style-name="T1">ё</text:span> за хрень?</text:p>
      <text:p text:style-name="P36"/>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1"/>
      <text:p text:style-name="P3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2"/>
      <text:p text:style-name="P65"><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65"><text:span text:style-name="T9">&gt;</text:span>\<text:span text:style-name="T1">Нэш</text:span>, выдай <text:span text:style-name="T1">краткую </text:span>диагностику модулей <text:span text:style-name="T1">аналитики</text:span></text:p>
      <text:p text:style-name="P36"/>
      <text:p text:style-name="P36">Йо! </text:p>
      <text:p text:style-name="P36"><text:soft-page-break/>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9">– </text:span>Окей. Спасибо, Макс.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9">.</text:span></text:p>
      <text:p text:style-name="P84">Гудки.</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15">***</text:p>
      <text:p text:style-name="P11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text:soft-page-break/>–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text:soft-page-break/></text:p>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8">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6"/>
      <text:p text:style-name="P73"><text:span text:style-name="T9">&lt;</text:span><text:span text:style-name="T1">Описание полёта через Эогипп. Удивлённый взгляд Анакорна</text:span><text:span text:style-name="T9">&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9">Спи, сестра моя родная,<text:line-break/>Спи. Усни.<text:line-break/>Крыльями тебя укрою,<text:line-break/>Спи. Усни.</text:p><text:p text:style-name="P129"><text:tab/>В чаще тёмной волки воют,<text:line-break/>Спи. Усни.</text:p><text:p text:style-name="P129"><text:tab/>В мрачном замке духи ноют,<text:line-break/>Спи. Усни.</text:p><text:p text:style-name="P129"><text:tab/>Сказки вечность нам читает,<text:line-break/>Спи. Усни.<text:line-break/>День осенний угасает,<text:line-break/>Спи. Усни.<text:line-break/>Помни только в сне глубоком,</text:p><text:p text:style-name="P12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9">3. </text:span>Кантерлот</text:h>
      <text:p text:style-name="P68">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532347665217028110"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7"><text:s/>Сколько страниц сегодня нахреначили?</text:p><text:p text:style-name="P128">– <text:span text:style-name="T1">Восемь, учитель!</text:span></text:p><text:p text:style-name="P128">–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text:soft-page-break/></text:p>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0">–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8">Селестия нахмурилась и угрожающе подняла крылья.</text:p>
      <text:p text:style-name="P48"><text:span text:style-name="T9">– </text:span>Не забывай, человек, я — могущественный маг и правитель Эквестрии. Ко мне нужно относиться с должным уважением!</text:p>
      <text:p text:style-name="P48"><text:span text:style-name="T9">– </text:span>А то что? Превратишь в жабу? Сошлёшь на Луну? Убьёшь нахер?</text:p>
      <text:p text:style-name="P48">Аликорница сникла. Уши её опустились.</text:p>
      <text:p text:style-name="P48"><text:span text:style-name="T9">– </text:span>Макс, не надо... Ты же знаешь, я этого не сделаю.</text:p>
      <text:p text:style-name="P48"><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text:soft-page-break/>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8"><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8"><text:span text:style-name="T9">Аликорница уселась н</text:span>а пол <text:span text:style-name="T9">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9">– </text:span>Вот, читай отсюда. <text:span text:style-name="T9">– а</text:span>ликорница подчеркнула абзац копытом.</text:p>
      <text:p text:style-name="P48"/>
      <text:p text:style-name="P49">***</text:p>
      <text:p text:style-name="P49"/>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0">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0"><text:soft-page-break/>–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text:soft-page-break/>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oft-page-break/><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0">–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3" text:outline-level="2"><text:span text:style-name="T9">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text:soft-page-break/>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text:soft-page-break/>–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тянуть.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49">***</text:p>
      <text:p text:style-name="P48">&lt;<text:span text:style-name="T51">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text:soft-page-break/>–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text:soft-page-break/>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замковым парком. Пройдя недолго под раскидистыми ивами по его дорожке вдоль крепостной стены,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text:soft-page-break/>– Вроде да. Хотя, по-моему, дело уже не в муравьях.</text:p>
      <text:p text:style-name="P48">– По-моему, тоже. – рассмеялась аликорница. – Продолжай...</text:p>
      <text:p text:style-name="P48"/>
      <text:h text:style-name="P142" text:outline-level="2">6. Стыд</text:h>
      <text:p text:style-name="P48"/>
      <text:p text:style-name="P56">~~~ Завтра на семь в библиотеке ~~~</text:p>
      <text:p text:style-name="P56"/>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text:soft-page-break/></text:p>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text:soft-page-break/>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text:soft-page-break/>–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2">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text:soft-page-break/>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51">&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9">— умение делегировать полномочия. Вечером того же дня я села за письменный стол.</text:span></text:p>
      <text:p text:style-name="P40">“<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9">—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8</text:span>. (40*<text:span text:style-name="T9">ctg(Pi/4)-6)/(ln(e)-sin(0))</text:span></text:h>
      <text:p text:style-name="P69">Mark Knopfler — Hill Farmers Blues — или на следующую главу (прощание)</text:p>
      <text:p text:style-name="P48"/>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5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text:soft-page-break/></text:p>
      <text:p text:style-name="P40">…</text:p>
      <text:p text:style-name="P40"/>
      <text:p text:style-name="P48">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8">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oft-page-break/><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0">Мне печалиться не стоит</text:p><text:p text:style-name="P130">Жизнь прекрасна и ярка</text:p><text:p text:style-name="P130">Телом молода, душою —</text:p><text:p text:style-name="P130">Как дракон морской мудра</text:p><text:p text:style-name="P130"/><text:p text:style-name="P130">Я видала взлёт империй,</text:p><text:p text:style-name="P130">Я жила среди легенд,</text:p><text:p text:style-name="P130">Древней магии мистерий</text:p><text:p text:style-name="P130">Я прилежнейший студент</text:p><text:p text:style-name="P130"/><text:p text:style-name="P130">Обожаема народом,</text:p><text:p text:style-name="P130">Уважаема врагом,</text:p><text:p text:style-name="P130">Но друзей моих немного,</text:p><text:p text:style-name="P130">Гложет душу холодом</text:p><text:p text:style-name="P130"/><text:p text:style-name="P130">Одинока и печальна,</text:p><text:p text:style-name="P130">Недоступна и строга,</text:p><text:p text:style-name="P130">Потеряла изначальный</text:p><text:p text:style-name="P130">Смысл жизни навсегда</text:p><text:p text:style-name="P130"/><text:p text:style-name="P130">Жизнь моя теперь публична,</text:p><text:p text:style-name="P130">Жизнь моя теперь для всех,</text:p><text:p text:style-name="P130">В этом — горе, в этом — счастье,</text:p><text:p text:style-name="P13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9">–</text:span> А водку у вас принято пить?</text:p>
      <text:p text:style-name="P3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9">– Это ты называешь “дружбой”? – с </text:span>улыбкой хмыкнул<text:span text:style-name="T9"> я. – </text:span>Мне нравится твоё чувство юмора.</text:p>
      <text:p text:style-name="P48">Аликорница нахмурилась.</text:p>
      <text:p text:style-name="P48"><text:span text:style-name="T9">–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8">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0">–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9">***</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
      <text:p text:style-name="P1"><text:span text:style-name="T39">&lt;</text:span><text:span text:style-name="T56">Mark Knopfler - </text:span><text:span text:style-name="T55">Hill Farmer's Blues</text:span><text:span text:style-name="T39">&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text:span text:style-name="T9">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64">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м!</text:p>
      <text:p text:style-name="P56"><text:soft-page-break/>– Конечно, моя хорошая...</text:p>
      <text:p text:style-name="P56"/>
      <text:p text:style-name="P40">Вагоны убаюкивающе перестукивались по рельсам, унося меня прочь от Кантерлота. Я перевернулся на другой бок и провалился в сон.</text:p>
      <text:p text:style-name="P70">&lt;https://www.youtube.com/watch?v=Py9SDdYGFrQ&gt;</text:p>
      <text:h text:style-name="Heading_20_2" text:outline-level="2">10. Понивилль</text:h>
      <text:p text:style-name="P40"/>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text:soft-page-break/>–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3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1">***</text:p>
      <text:p text:style-name="P40"/>
      <text:p text:style-name="P116"><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8"><text:span text:style-name="T9">–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8">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68">&lt;Seal — Amazing <text:span text:style-name="T1">(T</text:span><text:span text:style-name="T9">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59">d.notive — Talking Flight</text:span>&gt;</text:p>
      <text:p text:style-name="P56">Дата: 12.04.1003 А.С.</text:p>
      <text:p text:style-name="P56">Эксперимент: заклинание Воплощения Индрэ</text:p>
      <text:p text:style-name="P56">Испытуемая: Рэрити</text:p>
      <text:p text:style-name="P56"><text:soft-page-break/>Синопсис: запись сна со слов испытуемой</text:p>
      <text:p text:style-name="P56">Замечания: замечаний нет</text:p>
      <text:p text:style-name="P56"/>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47"/>
      <text:p text:style-name="P49">***</text:p>
      <text:p text:style-name="P48"/>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
      <text:p text:style-name="P56">Дата: 12.04.1003 А.С.</text:p>
      <text:p text:style-name="P56">Эксперимент: заклинание Воплощения Индрэ</text:p>
      <text:p text:style-name="P56"><text:soft-page-break/>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2"/>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Мак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9">– </text:span>Ты?!</text:p>
      <text:p text:style-name="P99"><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9">– М</text:span>ожет тогда, ты скажешь, что в нём пошло не так и почему к вам попал я, а не сверхаликорн?</text:p>
      <text:p text:style-name="P99"><text:span text:style-name="T9">– </text:span>Не скажу. Заклинания Стар Свирла Бородатого обычно если срабатывают, то без ошибок.</text:p>
      <text:p text:style-name="P48"><text:span text:style-name="T9">– Если </text:span>только <text:span text:style-name="T9">их правильно вызывают. – </text:span>пробурчал Спайк, возвращаясь в корзинку.</text:p>
      <text:p text:style-name="P38"><text:span text:style-name="T9">–</text:span> <text:span text:style-name="T1">Эмм. </text:span>Что он имел ввиду?</text:p>
      <text:p text:style-name="P38"><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8"><text:span text:style-name="T9">– </text:span><text:span text:style-name="T1">Да, завершилось всё препаршиво. Принцесса Луна сказала, лучше бы её обратно на Луну закинули.</text:span></text:p>
      <text:p text:style-name="P38"><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9">– </text:span><text:span text:style-name="T1">Хм. Нет.</text:span></text:p>
      <text:p text:style-name="P38"><text:span text:style-name="T9">– </text:span><text:span text:style-name="T1">А друзья?</text:span></text:p>
      <text:p text:style-name="P38"><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9">– </text:span>Привет, Эй-Джей! У тебя проблемы?</text:p>
      <text:p text:style-name="P48"><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9">–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9">–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9">– Г</text:span>отово. Принимай работу, хозяйка!</text:p>
      <text:p text:style-name="P48">Эпплджек стиснула меня в сокрушающих объятиях.</text:p>
      <text:p text:style-name="P48"><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9">–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9">–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9">– </text:span>Свободно? <text:span text:style-name="T9">– </text:span>спросил я у единственной пони, сидящей за столиком.</text:p>
      <text:p text:style-name="P48"><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8"><text:span text:style-name="T9">– <text:s/></text:span>Пирог с грибами, яишницу и чизкейк<text:span text:style-name="T9"> – </text:span>сообщил я подошедшей официантке.</text:p>
      <text:p text:style-name="P48"><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8"><text:span text:style-name="T9">–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9">– </text:span>Вы, наверное, ждёте кого-то?</text:p>
      <text:p text:style-name="P50"><text:span text:style-name="T9">– </text:span>Неа.</text:p>
      <text:p text:style-name="P50"><text:span text:style-name="T9">– </text:span>Просто обедаете?</text:p>
      <text:p text:style-name="P50"><text:span text:style-name="T9">– </text:span>Неа.</text:p>
      <text:p text:style-name="P50"><text:span text:style-name="T9">– </text:span>Просто сидите и мрачно смотрите на меня?</text:p>
      <text:p text:style-name="P50"><text:span text:style-name="T9">– </text:span>Неа.</text:p>
      <text:p text:style-name="P50">Хм, а эта пони не из разговорчивых. Ну ладно.</text:p>
      <text:p text:style-name="P50"><text:span text:style-name="T9">– </text:span>А что же вы делаете?</text:p>
      <text:p text:style-name="P50"><text:span text:style-name="T9">– </text:span>Веселюсь. <text:span text:style-name="T9">– </text:span>мрачно заявила пони.</text:p>
      <text:p text:style-name="P50"><text:span text:style-name="T9">– </text:span>Если я вас достал, то так и скажите. Извините.</text:p>
      <text:p text:style-name="P50"><text:soft-page-break/>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9">– </text:span>Привет, Макс!</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9">– </text:span>Мы с вами раньше встречались?</text:p>
      <text:p text:style-name="P5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9">– </text:span>Оставь, Салвер.<text:span text:style-name="T9"> </text:span>Ему за счёт заведения.</text:p>
      <text:p text:style-name="P48"><text:span text:style-name="T9">– </text:span>Ясно, мисс Пинки. <text:span text:style-name="T9">– </text:span>официантка кивнула и ушла.</text:p>
      <text:p text:style-name="P48"><text:span text:style-name="T9">– Ч</text:span>его-о-о?<text:span text:style-name="T9"> </text:span>Так это твой бар?</text:p>
      <text:p text:style-name="P48"><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8"><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9">– </text:span>У меня есть идея получше. <text:span text:style-name="T9">– </text:span>на свет показалась фляга Большого Макинтоша.</text:p>
      <text:p text:style-name="P48"><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9">– </text:span>Починил телегу. Только молчок про самогон, раз уж ты в курсе. <text:span text:style-name="T9">– </text:span>я разлил сидр по чашкам.</text:p>
      <text:p text:style-name="P48"><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9">–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9">– </text:span>Эммм... Скажи-ка мне, мой друг П-п-пинки... Легенда про фаэри <text:span text:style-name="T13">— </text:span><text:span text:style-name="T60">эт правда?</text:span></text:p>
      <text:p text:style-name="P48"><text:span text:style-name="T13">– </text:span><text:span text:style-name="T60">Какая из? Их много, вообще-то. Ик!</text:span></text:p>
      <text:p text:style-name="P48"><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48"><text:span text:style-name="T13">– </text:span><text:span text:style-name="T60">Пока не умру?</text:span></text:p>
      <text:p text:style-name="P48"><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1"><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1"><text:span text:style-name="T9">–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9">– </text:span>Стооой! <text:span text:style-name="T9">– </text:span>заорал я. <text:span text:style-name="T9">– </text:span>Выпрыгивай из бочки!!!</text:p>
      <text:p text:style-name="P51">Кобылка-пилот улыбнулась и постукала копытцем по шлему, показывая, что не слышит меня.</text:p>
      <text:p text:style-name="P51"><text:span text:style-name="T9">– </text:span>Выпрыгивааа... <text:span text:style-name="T9">–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9">– </text:span>Смотри, вот те и ответ на вопрос, куда деваются пони!</text:p>
      <text:p text:style-name="P51"><text:span text:style-name="T9">– </text:span>Где? <text:span text:style-name="T9">– </text:span>единорожка начала оглядываться.</text:p>
      <text:p text:style-name="P5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1"><text:span text:style-name="T9">– </text:span>И что? Я всё равно не пойму, куда пони деваются? И куда пропала Скуталу?</text:p>
      <text:p text:style-name="P51"><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8"><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9">P.S. Н</text:span>е гневите мироздание воровством! <text:span text:style-name="T26">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8"/>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13. Мэйнхэттен</text:h>
      <text:p text:style-name="P71">ZZ Top – Gimme all your lovin</text:p>
      <text:p text:style-name="P71">Mothley Crue – Kick Start My Heart</text:p>
      <text:p text:style-name="P51"><text:soft-page-break/><text:span text:style-name="T9">–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9">–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9">– </text:span>Это неправильно! <text:span text:style-name="T9">– </text:span>заявила Рэйнбоу Дэш, отвернувшись от окна.</text:p>
      <text:p text:style-name="P5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1"><text:span text:style-name="T9">– </text:span>Да я не про то! <text:span text:style-name="T9">– </text:span>отмахнулась пегаска. <text:span text:style-name="T9">– </text:span>Посмотри на поле.</text:p>
      <text:p text:style-name="P51"><text:span text:style-name="T9">– </text:span>И что? Поле как поле.</text:p>
      <text:p text:style-name="P51"><text:span text:style-name="T9">– </text:span>Оно не убрано. <text:span text:style-name="T9">– </text:span>мрачно ответила пегаска. <text:span text:style-name="T9">–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9">– </text:span>У самого посёлка поля убраны. Наверняка дойдёт дело и до остальных.</text:p>
      <text:p text:style-name="P51"><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9">– </text:span>Спасибо, но от пинкиных плюшек у меня фланки округляются.</text:p>
      <text:p text:style-name="P51"><text:span text:style-name="T9">– </text:span>Да ладно тебе, Рэйнбоу Дэш! От одной не округлятся.</text:p>
      <text:p text:style-name="P51"><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9"> </text:span>Как будто…</text:p>
      <text:p text:style-name="P51"><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9">– </text:span>Они паслись… Ты можешь себе представить? Макс!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9">– </text:span>Что за…?</text:p>
      <text:p text:style-name="P10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9">– </text:span>Леди и джентльпони! Просьба не паниковать! Поезд дальше не идёт: впереди провал! <text:span text:style-name="T9">– </text:span>крикнул проводник.</text:p>
      <text:p text:style-name="P51"><text:span text:style-name="T9">– </text:span>Какой ещё, в дышло, провал? Я проезжал тут два дня назад!</text:p>
      <text:p text:style-name="P51"><text:span text:style-name="T9">– </text:span>Безобразие! Верните мне деньги за билет!</text:p>
      <text:p text:style-name="P51"><text:span text:style-name="T9">– </text:span>Как вы смеете! Я опоздаю в порт! <text:s/><text:span text:style-name="T9">–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9">– </text:span>Дэш, нам надо на ту сторону.</text:p>
      <text:p text:style-name="P51"><text:span text:style-name="T9">– </text:span>Нет проблем. Я могу тебя перенести.</text:p>
      <text:p text:style-name="P51">Я с сомнением посмотрел на пегаску. Дэш в холке была мне по пояс.</text:p>
      <text:p text:style-name="P51"><text:span text:style-name="T9">– </text:span>Ты точно в этом уверена?</text:p>
      <text:p text:style-name="P5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1">Мля.</text:p>
      <text:p text:style-name="P5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text:p>
      <text:p text:style-name="P51"><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9">– </text:span>Я чувствую, что только что упустил отличную возможность отлить на вселенную!</text:p>
      <text:p text:style-name="P51"><text:soft-page-break/></text:p>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9">– </text:span>Удостоверение личности предъявлять? <text:span text:style-name="T9">– </text:span>осведомился я.</text:p>
      <text:p text:style-name="P5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1">Дэш, ни слова не говоря, прислонила ухо к двери.</text:p>
      <text:p text:style-name="P51"><text:span text:style-name="T9">– </text:span>Будешь смеяться, но именно этим он и занят. Вызывает полицию по телефону. <text:span text:style-name="T9">– </text:span>сообщила пегаска.</text:p>
      <text:p text:style-name="P5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9">– </text:span>Сколько у нас времени?</text:p>
      <text:p text:style-name="P51">Дэш почесала в затылке.</text:p>
      <text:p text:style-name="P51"><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9">–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1">Снаружи послышался вой сирены и цокот множества копыт.</text:p>
      <text:p text:style-name="P51"><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9">– </text:span>Это твои двадцать минут? <text:span text:style-name="T9">– </text:span>возмутился я. <text:span text:style-name="T9">– </text:span>Да ещё и десяти не прошло!</text:p>
      <text:p text:style-name="P51">Дэш вымучено скривилась.</text:p>
      <text:p text:style-name="P51"><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1">Я разбил топором стеклянные дверцы прибора и вытащил рубины.</text:p>
      <text:p text:style-name="P51"><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9">– </text:span>Ну уж фигушки. Я тебя тут не оставлю.</text:p>
      <text:p text:style-name="P51"><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9">– Н</text:span>е тупи! <text:span text:style-name="T9">– </text:span>упрямо мотнула головой пегаска. <text:span text:style-name="T9">–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oft-page-break/><text:span text:style-name="T9">– </text:span>Быстро за мной! <text:span text:style-name="T9">–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9">– Ю-</text:span>хууу<text:span text:style-name="T9">!!!</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9">–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9">– </text:span>Макс, подвинься!</text:p>
      <text:p text:style-name="P51">Пегаска оттеснила меня крупом и повернулась к двери задом.</text:p>
      <text:p text:style-name="P51"><text:span text:style-name="T9">–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9">– </text:span>Ты чего на меня так уставился? <text:span text:style-name="T9">– </text:span>подозрительно спросила пегаска.</text:p>
      <text:p text:style-name="P51"><text:span text:style-name="T9">– </text:span>Да так… Не ожидал, что ты такая…</text:p>
      <text:p text:style-name="P51"><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9">– </text:span>Ты! Не! По! Нял! Те! Бе! Не! Льзя! Тут! Ос! Та! ВАТЬСЯ!!! <text:span text:style-name="T9">–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9">–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9">–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9">–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9">– </text:span>Так-так, посмотрим, что тут у нас. Ага. Гм. Это наверняка тот монстр-человек,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9">– </text:span>А это у нас кто? Гмм. Пегаска. Вот так раз! Рэйнбоу Дэш! Какими судьбами?</text:p>
      <text:p text:style-name="P51"><text:span text:style-name="T9">– </text:span>ТРИКСИ! <text:span text:style-name="T9">– <text:s/></text:span>фейсхуфнула Дэш. <text:span text:style-name="T9">– </text:span>Во имя Селестии, ЧТО ты тут делаешь?!!</text:p>
      <text:p text:style-name="P51"><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1"><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1"><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1"><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9">– </text:span>Ей ведь нельзя рассказывать, да?</text:p>
      <text:p text:style-name="P51"><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9">– </text:span>ОГО!</text:p>
      <text:p text:style-name="P51">Единорожка аж уселась на крыльцо от удивления.</text:p>
      <text:p text:style-name="P51"><text:span text:style-name="T9">–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9">– </text:span>Мы приняли решение не выдавать вас полиции в обмен на то, что вы расскажете нам о вашей секретной миссии!</text:p>
      <text:p text:style-name="P51"><text:span text:style-name="T9">– </text:span>Не пойдёт! <text:span text:style-name="T9">– </text:span>заявил я. <text:span text:style-name="T9">– </text:span>Я уже сказал, что это тайна. Мне добавить нечего.</text:p>
      <text:p text:style-name="P51"><text:span text:style-name="T9">– </text:span>Да неужели? <text:span text:style-name="T9">– </text:span>захлопала ресницами Трикси. <text:span text:style-name="T9">–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3"/>
      <text:p text:style-name="P51"><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1"><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9">– </text:span>Стой! Что ты там сказала о Селестии?</text:p>
      <text:p text:style-name="P51">Трикси молча левитировала мне газеты с трюмо.</text:p>
      <text:p text:style-name="P51">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3"><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1"><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9">–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2"><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1">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1">Единорожка задумалась и продолжила:</text:p>
      <text:p text:style-name="P4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7"/>
      <text:h text:style-name="Heading_20_2" text:outline-level="2">14. <text:span text:style-name="T1">Деградация</text:span></text:h>
      <text:p text:style-name="P43">&lt;<text:span text:style-name="T62">David Bowie - Lets Dance/ Ashes To Ashes</text:span></text:p>
      <text:p text:style-name="P43"><text:span text:style-name="T62">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text:soft-page-break/>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text:soft-page-break/>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обняв мою ногу, заснула.</text:p>
      <text:p text:style-name="P51"><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3">37 пни</text:span></text:p>
      <text:p text:style-name="P64">24пн</text:p>
      <text:p text:style-name="P64">15</text:p>
      <text:p text:style-name="P51"><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text:soft-page-break/>–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9">&lt;</text:span><text:span text:style-name="T53">Metallica-Enter Sandman</text:span><text:span text:style-name="T9">&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5. Филлидельфия</text:h>
      <text:p text:style-name="P43">&lt;<text:span text:style-name="T52">Elo - Sorrow about to fall</text:span>&gt;</text:p>
      <text:p text:style-name="P43">&lt;<text:span text:style-name="T52">Kiss – I Was Made For Lovin’ You</text:span>&gt;</text:p>
      <text:p text:style-name="P5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1"><text:soft-page-break/>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text:soft-page-break/>–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1"><text:soft-page-break/>…</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скал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59">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51">…</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9">–</text:span> А какой у тебя там был образ жизни?</text:p>
      <text:p text:style-name="P51"><text:span text:style-name="T9">–</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9">–</text:span> Дискордовы яйца! Ты сидел в тюрьме? За что тебя посадили?</text:p>
      <text:p text:style-name="P51"><text:span text:style-name="T9">–</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1"><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3">Пегаска <text:span text:style-name="T9">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4"/>
      <text:p text:style-name="P44">…</text:p>
      <text:p text:style-name="P44">&lt;<text:bookmark text:name="eow-title"/><text:span text:style-name="T55">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9">– </text:span>Выф-выф-вуф! <text:span text:style-name="T9">– </text:span>возразил я.</text:p>
      <text:p text:style-name="P53">Отпихнув от лица живот пегаски и выплюнув шерсть, я продолжил.</text:p>
      <text:p text:style-name="P53"><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3"><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9">– </text:span>Дэш, я знаю. Просто не могу о ней забыть.</text:p>
      <text:p text:style-name="P53">Пегаска тяжело поднялась.</text:p>
      <text:p text:style-name="P53"><text:span text:style-name="T9">– </text:span>Везёт же некоторым. <text:span text:style-name="T9">– </text:span>пробормотала она, раскрывая крылья для просушки.</text:p>
      <text:p text:style-name="P53">…</text:p>
      <text:p text:style-name="P53"><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3"/>
      <text:h text:style-name="Heading_20_2" text:outline-level="2">16. <text:span text:style-name="T1">Понивилль. Фейс-контроль </text:span></text:h>
      <text:p text:style-name="P44">&lt;<text:span text:style-name="T52">Mothley Crue – Cickstart my heart</text:span>&gt;</text:p>
      <text:p text:style-name="P53">«<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3"/>
      <text:p text:style-name="P53">Я отложил стопку газет, принесенных пегаской.</text:p>
      <text:p text:style-name="P53"><text:span text:style-name="T9">–</text:span> Про меня таки забыли. Отлично.</text:p>
      <text:p text:style-name="P53"><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3"><text:span text:style-name="T9">–</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9">– </text:span>Твайлайт, привет! Мы вернулись! <text:span text:style-name="T9">–</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9">– К</text:span>АКОГО ХУЯ?!! Твайлайт, ёб твою понимать, ты чё творишь? <text:span text:style-name="T9">– </text:span>я вцепился в ручку двери.</text:p>
      <text:p text:style-name="P53"><text:span text:style-name="T9">– </text:span>Твайли, ты чего? <text:span text:style-name="T9">– </text:span>брыкалась Дэш. <text:span text:style-name="T9">– </text:span>Немедленно опусти меня на пол!</text:p>
      <text:p text:style-name="P53"><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9">–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9">– </text:span>Твайлайт, не смей! <text:span text:style-name="T9">– </text:span>хриплым от ужаса голосом прошептал я.</text:p>
      <text:p text:style-name="P53"><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9">–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9">– О</text:span>у! <text:span text:style-name="T64">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3"><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9">– </text:span>А если попроще?</text:p>
      <text:p text:style-name="P53"><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3"><text:soft-page-break/>Твайлайт вытащила воронку из аппарата и приставила её к моей груди. За воронкой к ящику тянулся толстый гофрированный шланг.</text:p>
      <text:p text:style-name="P53"><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3"><text:span text:style-name="T9">–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5">***</text:p>
      <text:p text:style-name="P45"/>
      <text:p text:style-name="P53"><text:span text:style-name="T9">–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9">–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9">–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9">– </text:span>Никогда, слышишь, никогда больше не смей подымать меня...</text:p>
      <text:p text:style-name="P53"><text:span text:style-name="T9">– </text:span>Откуда я знала, что резонансное заклинание так среагирует на...</text:p>
      <text:p text:style-name="P53"><text:span text:style-name="T9">– М</text:span>акс? <text:span text:style-name="T9">– </text:span>пегаска заметила, что я открыл глаза. <text:span text:style-name="T9">– </text:span>Ты в порядке?</text:p>
      <text:p text:style-name="P53">Я издал нечто среднее между брачным рёвом лося и стоном умирающего слона.</text:p>
      <text:p text:style-name="P53"><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3"/>
      <text:p text:style-name="P53">…</text:p>
      <text:p text:style-name="P53"><text:soft-page-break/></text:p>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9">–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3"><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3"><text:span text:style-name="T9">– </text:span>Тебе-то на Понивилль точно махать! <text:span text:style-name="T9">– </text:span>огрызнулась фермерша. <text:span text:style-name="T9">– Т</text:span>вой дом, поди, не зацепит.</text:p>
      <text:p text:style-name="P53"><text:span text:style-name="T9">– </text:span>Что ты сказала? А ну, повтори? <text:span text:style-name="T9">– </text:span>взвилась пегаска.</text:p>
      <text:p text:style-name="P53"><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3"><text:span text:style-name="T9">– </text:span>Ась?</text:p>
      <text:p text:style-name="P53"><text:span text:style-name="T9">– </text:span>Что?</text:p>
      <text:p text:style-name="P53"><text:span text:style-name="T9">– </text:span>Какой? <text:span text:style-name="T9">– </text:span>разом <text:span text:style-name="T9">о</text:span>бернулась ко мне компания.</text:p>
      <text:p text:style-name="P53"><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3"><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3"><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9">– </text:span>Рэр, иногда лучше жевать, чем говорить. Вот честно!</text:p>
      <text:p text:style-name="P53"><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9">– </text:span>Они лежали в нагрудном кармане рубашки.</text:p>
      <text:p text:style-name="P53"><text:soft-page-break/>Твайлайт отвлеклась от доски.</text:p>
      <text:p text:style-name="P53"><text:span text:style-name="T9">–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9">– </text:span>Вот, прибрался малёхо. Но с потолка сажу ещё не успел счистить, там стремянка нужна.</text:p>
      <text:p text:style-name="P53"><text:span text:style-name="T9">– </text:span>Спайки-Вайки, не выкидывай одежду, пожалуйста. В ней должны быть рубины.</text:p>
      <text:p text:style-name="P53"><text:span text:style-name="T9">– </text:span>Какие ещё рубины? <text:span text:style-name="T9">– </text:span>переспросил Спайк и зажевал быстрее.</text:p>
      <text:p text:style-name="P53"><text:span text:style-name="T9">–</text:span> Резонаторные! <text:span text:style-name="T9">–</text:span> холодея, ответил я. <text:span text:style-name="T9">– </text:span>В кармане рубашки должны лежать четыре кристалла.</text:p>
      <text:p text:style-name="P53"><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3">…</text:p>
      <text:p text:style-name="P53"/>
      <text:p text:style-name="P53"><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9">– </text:span>Макс. Ты сейчас правильный, или нет?</text:p>
      <text:p text:style-name="P53"><text:span text:style-name="T9">– </text:span>Макс, ты как? Тебе уже лучше? <text:span text:style-name="T9">– </text:span>в прямоугольнике появилась голова Рэйнбоу Дэш.</text:p>
      <text:p text:style-name="P53"><text:span text:style-name="T9">– </text:span>Фигурально выражаясь, ты в себе? <text:span text:style-name="T9">– </text:span>вклинилась между ними Твайлайт Спаркл.</text:p>
      <text:p text:style-name="P53"><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9">– </text:span>Отпустите. Я уже правильный. <text:span text:style-name="T9">–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3"><text:span text:style-name="T9">– </text:span>Спайк!!! Немедленно... <text:s/>сбегай в лавку к Кейкам за выпечкой! Нам всем нужно успокоиться.</text:p>
      <text:p text:style-name="P53"><text:span text:style-name="T9">–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3"><text:soft-page-break/><text:span text:style-name="T9">– </text:span>Не беспокойся, всё просчитано. Я уверена, я подчёркиваю, абсолютно уверена в безопасности эксперимента!</text:p>
      <text:p text:style-name="P53"><text:span text:style-name="T9">– </text:span>Ой, чего-то мне нехорошо становится, когда ты так говоришь...</text:p>
      <text:p text:style-name="P53"><text:span text:style-name="T9">–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17. <text:span text:style-name="T1">Откровение</text:span></text:h>
      <text:p text:style-name="P44">&lt;<text:span text:style-name="T5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 по мосту.</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9">– </text:span>А-а-а, ты всё-таки пришёл… <text:span text:style-name="T9">– </text:span>шелестит скрипучий голос за моей спиной.</text:p>
      <text:p text:style-name="P53"><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3"><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9">–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9">– </text:span>Открой балкон. Я призвала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9">– </text:span>Сожалею, что не могу убить тебя.</text:p>
      <text:p text:style-name="P53">Обернувшись я встречаюсь с рогом аликорницы, нацеленным мне в грудь.</text:p>
      <text:p text:style-name="P53"><text:span text:style-name="T9">– </text:span>Твоё тело соткано из наваждения — мне ли не знать! Я всё ещё Владыка Снов.</text:p>
      <text:p text:style-name="P53">Я делаю шаг назад, на балкон. Луна трескуче смеётся и шагает следом.</text:p>
      <text:p text:style-name="P53"><text:span text:style-name="T9">– </text:span>Но что в мо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9">–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9">– </text:span>Кимеринн погиб, чтобы ты жил.</text:p>
      <text:p text:style-name="P53">Шаг назад.</text:p>
      <text:p text:style-name="P53"><text:span text:style-name="T9">– </text:span>Сел осталась без магии и развоплотилась из-за тебя.</text:p>
      <text:p text:style-name="P53">Шаг назад.</text:p>
      <text:p text:style-name="P53"><text:span text:style-name="T9">– </text:span>Столько надежд впустую. И, как финальная насмешка, ты увидишь гибель всего, что мне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text:soft-page-break/>Я проваливаюсь в звёздную сине-зелёную мглу.</text:p>
      <text:p text:style-name="P53"/>
      <text:p text:style-name="P53">…</text:p>
      <text:p text:style-name="P44"/>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9">– </text:span>Как тебя зовут, малышка? Я постараюсь найти тебя. Может быть, ещё не поздно.</text:p>
      <text:p text:style-name="P53">Пегаска приветственно машет копытом.</text:p>
      <text:p text:style-name="P32"><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3"/>
      <text:p text:style-name="P54">***</text:p>
      <text:p text:style-name="P54"/>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9">– </text:span>Ну что? Увидел что-нибудь, сахарок?</text:p>
      <text:p text:style-name="P53">Пони уставились на меня с надеждой.</text:p>
      <text:p text:style-name="P53"><text:span text:style-name="T9">– </text:span>Да.</text:p>
      <text:p text:style-name="P53">Откровение давило на психику как тонна кирпичей. Я не знал, что им сказать. Я не мог.</text:p>
      <text:p text:style-name="P53"><text:span text:style-name="T9">– П</text:span>ревосходно!</text:p>
      <text:p text:style-name="P53"><text:span text:style-name="T9">– </text:span>Это просто супер-дупер-здоровски-потрясно!</text:p>
      <text:p text:style-name="P53"><text:span text:style-name="T9">– </text:span>Йей!</text:p>
      <text:p text:style-name="P53"><text:span text:style-name="T9">– </text:span>Ю-ху!</text:p>
      <text:p text:style-name="P53"><text:span text:style-name="T9">– О</text:span>фигенно! Мы победили! Макс, ты молодец!</text:p>
      <text:p text:style-name="P53"><text:span text:style-name="T9">– </text:span>Замечательно! Секундочку, я приготовлю дневник…</text:p>
      <text:p text:style-name="P53">Восторг пони постепенно сменился ожиданием. Я молчал.</text:p>
      <text:p text:style-name="P53"><text:span text:style-name="T9">– </text:span>Э-м-м? И что же ты увидел? <text:span text:style-name="T9">– </text:span>не выдержала Твайлайт.</text:p>
      <text:p text:style-name="P53"><text:span text:style-name="T9">– </text:span>Я… не могу сказать.</text:p>
      <text:p text:style-name="P53">Ожидание сменилось недоумением. Рэйнбоу Дэш насмешливо скривила губы.</text:p>
      <text:p text:style-name="P53"><text:span text:style-name="T9">– </text:span>Да ладно! Кончай прикалываться, мы же ждём! Шутка зачлась!</text:p>
      <text:p text:style-name="P53"><text:span text:style-name="T9">– </text:span>Не могу!!!</text:p>
      <text:p text:style-name="P53"/>
      <text:p text:style-name="P53">…</text:p>
      <text:p text:style-name="P53"/>
      <text:p text:style-name="P53">Молчание прервала Эпплджек.</text:p>
      <text:p text:style-name="P53"><text:span text:style-name="T9">– </text:span>Сахарок, с тобой всё в порядке?</text:p>
      <text:p text:style-name="P53">Дэш подошла ко мне вплотную, обняла мою голову и прижалась нос к носу.</text:p>
      <text:p text:style-name="P53"><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3">Я высвободился из объятий пегаски.</text:p>
      <text:p text:style-name="P53"><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9">– </text:span>Конски яблоки! Вот это поворот! А мне так хотелось узнать, что за нечисть тут орудует!</text:p>
      <text:p text:style-name="P53"><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oft-page-break/><text:span text:style-name="T9">– </text:span>Рэр, отвали!</text:p>
      <text:p text:style-name="P53"><text:span text:style-name="T9">– </text:span>Оу, какие страсти! Ладно-ладно, не сердись, дорогая, не мешаю!</text:p>
      <text:p text:style-name="P53"><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9">– </text:span>Стойте!</text:p>
      <text:p text:style-name="P53">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3"><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3">…</text:p>
      <text:p text:style-name="P53">«<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3">…</text:p>
      <text:p text:style-name="P53"><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3">Пегаска сжала голову копытами.</text:p>
      <text:p text:style-name="P53"><text:span text:style-name="T9">–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3"><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9">– </text:span>Бедный котик. <text:span text:style-name="T9">– </text:span>прошептала Флаттершай.</text:p>
      <text:p text:style-name="P53">Я насторожился, услышав знакомое заклинание.</text:p>
      <text:p text:style-name="P53"><text:span text:style-name="T9">– </text:span>Стой! Откуда тебе известно про заклинание Стирания?</text:p>
      <text:p text:style-name="P53"><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3"><text:span text:style-name="T9">– </text:span>Гм. Ну ладно, продолжай.</text:p>
      <text:p text:style-name="P53"><text:span text:style-name="T9">– </text:span>Так вот, по условию эксперимента известно, что вероятность того, что кто-то откроет ящик, ненулевая.</text:p>
      <text:p text:style-name="P53"><text:span text:style-name="T9">– </text:span>И что это означает, дорогая? <text:span text:style-name="T9">– </text:span>спросила Рэрити.</text:p>
      <text:p text:style-name="P53"><text:span text:style-name="T9">– </text:span>Это значит, что кто-нибудь когда-нибудь обязательно откроет его.</text:p>
      <text:p text:style-name="P53"><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3"><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9">–</text:span> То есть, ты хочешь сказать, что мы все — навроде этого кота, а Макс боится открыть ящик? Чтоб мы не исчезли окончательно?</text:p>
      <text:p text:style-name="P53"><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9">– </text:span>Лягать! <text:span text:style-name="T9">– </text:span>выругалась Дэш. <text:span text:style-name="T9">– </text:span>Значит, наши усилия по доставке резонаторов пошли лесом.</text:p>
      <text:p text:style-name="P53"><text:span text:style-name="T9">–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9">– </text:span>Тихо! Спайк, будь добр, сбегай к Кейкам за выпечкой. Нам надо успокоиться. Макс, хоть про Селестию ты нам можешь рассказать?</text:p>
      <text:p text:style-name="P53"><text:span text:style-name="T9">– </text:span>Могу. <text:span text:style-name="T9">– </text:span>пожал плечами я. <text:span text:style-name="T9">– </text:span>Она в моём мире. Но не спрашивайте меня, как её вернуть — я не знаю.</text:p>
      <text:p text:style-name="P53"><text:span text:style-name="T9">– А </text:span>как ты узнал… <text:span text:style-name="T9">– </text:span>начала было единорожка, но её перебил напряжённый голос Спайка.</text:p>
      <text:p text:style-name="P53"><text:span text:style-name="T9">– </text:span>Твай! <text:span text:style-name="T9">– </text:span>дракончик стоял в дверях спиной к нам. <text:span text:style-name="T9">– </text:span>У нас гости.</text:p>
      <text:p text:style-name="P53">Спайк попятился назад. Дверь широко растворилась и в библиотеку вошла Луна.</text:p>
      <text:p text:style-name="P53"/>
      <text:h text:style-name="Heading_20_2" text:outline-level="2">18.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9">–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3"><text:soft-page-break/>Мы с пегаской застыли в синем левитационном поле и поплыли к Луне.</text:p>
      <text:p text:style-name="P53"><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9">–</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3">В голосе лавандовой единорожки звучал металл. Мы опять полетели к Твайлайт.</text:p>
      <text:p text:style-name="P53"><text:span text:style-name="T9">–</text:span> ДОВОЛЬНО! НАМ НАДОЕЛА ЭТА НЕПОКОРНОСТЬ! ПОЗНАЙ ГНЕВ ПРИНЦЕССЫ НОЧИ!!!</text:p>
      <text:p text:style-name="P53"><text:span text:style-name="T9">–</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3"><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3"><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3"><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3"><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3"><text:span text:style-name="T9">– </text:span>Вижу! <text:span text:style-name="T9">– </text:span>донёсся голос единорожки из-под потолка. <text:span text:style-name="T9">– </text:span>Задействовала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9">– </text:span>Погоди. У меня есть вариант получше.</text:p>
      <text:p text:style-name="P53">Я вылез из-под шкафа и попрыгал на одной ноге в центр зала.</text:p>
      <text:p text:style-name="P53"><text:span text:style-name="T9">– </text:span>Стойте! Прекратите! Да остановитесь же!!!</text:p>
      <text:p text:style-name="P53">Аликорница и шестёрка уставились на меня.</text:p>
      <text:p text:style-name="P53"><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3"><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9">– </text:span>Как ты её назвал? <text:span text:style-name="T9">– </text:span>отвалилась челюсть у аликорницы.</text:p>
      <text:p text:style-name="P53"><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3"><text:span text:style-name="T9">– </text:span>Что? <text:span text:style-name="T9">–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9">–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9">– </text:span>Что тут случилось? Почему все висят в воздухе? И всё вот это?</text:p>
      <text:p text:style-name="P53">Голос Спайка откуда-то из подвала ответил:</text:p>
      <text:p text:style-name="P53"><text:span text:style-name="T9">– </text:span>Потому что Твайлайт остановила время. В радиусе девяти метров, как мне кажется. Или десяти.</text:p>
      <text:p text:style-name="P53"><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9">–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9">–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9">– </text:span>Эмм, я вам подхожу?</text:p>
      <text:p text:style-name="P53"><text:span text:style-name="T9">– </text:span>КТО ТЫ?</text:p>
      <text:p text:style-name="P53"><text:span text:style-name="T9">– </text:span>Эмм, Лира Хартстрингс, единорог. Я не то, чтобы маг, моя специализация — музыка…</text:p>
      <text:p text:style-name="P53"><text:span text:style-name="T9">– </text:span>ГОДИТСЯ! ТЫ ВИДИШЬ ТОЧКУ СИНГУЛЯРНОСТИ?</text:p>
      <text:p text:style-name="P53"><text:span text:style-name="T9">– </text:span>Эмм?</text:p>
      <text:p text:style-name="P53">Голос Спайка пояснил:</text:p>
      <text:p text:style-name="P53"><text:span text:style-name="T9">– </text:span>Вон та яркая искорка над лестницей, у которой вся картинка искривляется.</text:p>
      <text:p text:style-name="P53"><text:span text:style-name="T9">– </text:span>Да! Вижу.</text:p>
      <text:p text:style-name="P53"><text:span text:style-name="T9">– </text:span>ТЕПЕРЬ ЛЕВИТИРУЙ ПРИМАТА В ТОЧКУ СИНГУЛЯРНОСТИ.</text:p>
      <text:p text:style-name="P53"><text:span text:style-name="T9">– </text:span>Чего?!! <text:span text:style-name="T9">– </text:span>возопило моё малое сознание.</text:p>
      <text:p text:style-name="P53"><text:span text:style-name="T9">– </text:span>Эмм… Зачем?</text:p>
      <text:p text:style-name="P53"><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3"><text:soft-page-break/><text:span text:style-name="T9">– </text:span>Вы даёте слово, что человеку не будет причинён вред? <text:span text:style-name="T9">– </text:span>голос Лиры обрёл непривычную твёрдость.</text:p>
      <text:p text:style-name="P53"><text:span text:style-name="T9">– </text:span>КАК ТЫ СМЕЕШЬ СОМНЕВАТЬСЯ В НАС, СВОЕЙ ПРИНЦЕССЕ?</text:p>
      <text:p text:style-name="P53"><text:span text:style-name="T9">– </text:span><text:span text:style-name="T9">Я </text:span>не сомневаюсь в вас, Ваше Высочество… Потому и требую слова!</text:p>
      <text:p text:style-name="P53"><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9">– </text:span>Ну, блядь, спасибо! <text:span text:style-name="T9">– </text:span>подумал я.</text:p>
      <text:p text:style-name="P53"><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9">–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9">– </text:span>Давай по-порядку. <text:span text:style-name="T9">– о</text:span>становила меня Луна. <text:span text:style-name="T9">–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3"><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9">– </text:span>Теперь ты понимаешь, почему я виню тебя в развоплощении сестры?</text:p>
      <text:p text:style-name="P53"><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3">Луна пристально взглянула на меня и понимающе склонила голову.</text:p>
      <text:p text:style-name="P53"><text:span text:style-name="T9">– </text:span>Я знаю, иногда так бывает. Продолжай.</text:p>
      <text:p text:style-name="P53"><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9">– </text:span>Да, помню.</text:p>
      <text:p text:style-name="P53"><text:span text:style-name="T9">– </text:span>Так вот, в той колонне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3"><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3">Луна сморщила нос при этих словах, но всё же кивнула.</text:p>
      <text:p text:style-name="P53"><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9">– </text:span>Я приглашу их. Они не откажутся.</text:p>
      <text:p text:style-name="P53"><text:span text:style-name="T9">– </text:span>Что ж, ещё одной проблемой меньше. Теперь нужно решить, как найти Сел. Кто-то должен отправиться за ней.</text:p>
      <text:p text:style-name="P53"><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3"><text:span text:style-name="T9">– </text:span>А если…</text:p>
      <text:p text:style-name="P53"><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3"><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3"><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3"><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3"><text:span text:style-name="T9">– </text:span>Почему же ты не смогла найти меня с его помощью?</text:p>
      <text:p text:style-name="P53">Аликорница смутилась.</text:p>
      <text:p text:style-name="P53"><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3"><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3"><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3"><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text:p>
      <text:p text:style-name="P53"><text:span text:style-name="T9">– </text:span>Спасибо, Дэш. Ты настоящий друг.</text:p>
      <text:p text:style-name="P53"><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3">Я удивлённо воззрился на аликорницу.</text:p>
      <text:p text:style-name="P53"><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4" text:outline-level="2">19. Кантерлот. Гранд Галопин Гала</text:h>
      <text:p text:style-name="P105"/>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3">Я вытащил из кармана пасочку аликорна, подаренную мне кобылкой в Груммингтоне, и положил её на подоконник рядом с фигуркой.</text:p>
      <text:p text:style-name="P53">Тук-тук-тук!</text:p>
      <text:p text:style-name="P53"><text:span text:style-name="T9">– </text:span>Макс, ты тут? <text:span text:style-name="T9">–</text:span>Дэш просунула нос в дверь, не дожидаясь отклика. <text:span text:style-name="T9">– </text:span>Ага, вот ты где! Я с тобой!</text:p>
      <text:p text:style-name="P53">Она швырнула перемётные сумки мне на постель и пошла к выходу.</text:p>
      <text:p text:style-name="P53"><text:span text:style-name="T9">– </text:span>Ну, чего застрял? Пошли скорее, а то на хавчик опоздаем! <text:span text:style-name="T9">–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4">…</text:p>
      <text:p text:style-name="P44"/>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9">– </text:span>Располагайтесь. <text:span text:style-name="T9">–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3"><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3"><text:span text:style-name="T9">– </text:span>Я узнала у шеф-повара сестры о твоих кулинарных предпочтениях. <text:span text:style-name="T9">– у</text:span>лыбнулась мне аликорница.</text:p>
      <text:p text:style-name="P53"><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9">– </text:span>А ты первая на моей памяти лошадь, умеющая магичить.</text:p>
      <text:p text:style-name="P53">Луна нахмурилась, но потом луч озарения коснулся её мордочки.</text:p>
      <text:p text:style-name="P44">– П<text:span text:style-name="T1">ризнаю, я была несправедлива к тебе. Как мне тебя называть?</text:span></text:p>
      <text:p text:style-name="P53">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Я жду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Я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Я думаю,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мои дорогие, вы мне очень помогли!</text:p>
      <text:p text:style-name="P53">– Но мы же ничего не сделали! – запротестовала Эпплджек.</text:p>
      <text:p text:style-name="P53">–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я должна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Вчера пропал наш церемони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3">Флаттершай закрыла голову копытами.</text:p>
      <text:p text:style-name="P53"/>
      <text:p text:style-name="P45"><text:soft-page-break/>***</text:p>
      <text:p text:style-name="P44"/>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Воспоминания последних месяцев нахлынули на меня, не желая отпускать. Я хотел побыть один.</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Расскажи! Ты нашёл Шейлу?</text:p>
      <text:p text:style-name="P53">– Нашёл.</text:p>
      <text:p text:style-name="P53">– Вау! А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я врал даже самому себе: я всё равно буду делать всё, что могу, даже если это бесполезно. Но жеребёнка обманывать не хотелось.</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ебе, ты исчезнешь. Это такое проклятие. Отправишься туда же, куда и он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
      <text:p text:style-name="P53"/>
      <text:p text:style-name="P1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1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159">Селестия грустно засмеялась своим мыслям.</text:p>
      <text:p text:style-name="P159"><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159">– А о чём ты грустила?</text:p>
      <text:p text:style-name="P1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159">– Но ты не выглядишь сумасшедшей.</text:p>
      <text:p text:style-name="P1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1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text:p text:style-name="P53"/>
      <text:p text:style-name="P53"/>
      <text:p text:style-name="P53"/>
      <text:p text:style-name="P53"/>
      <text:p text:style-name="P53"/>
      <text:p text:style-name="P53"/>
      <text:p text:style-name="P53">Какое счастье, что меня не припахали к подготовке к Гала! Ненавижу эту организационную суету! Глядя на затюканную шестёрку, снующую по дворцу туда-сюда,</text:p>
      <text:p text:style-name="P44"/>
      <text:p text:style-name="P44">&lt;<text:span text:style-name="T21">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text:soft-page-break/>&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text:span><text:span text:style-name="T1">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4"><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3"/>
      <text:p text:style-name="P44"/>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3"><text:span text:style-name="T21">Дальше — использовать по-максимуму уже написанное</text:span>&gt;</text:p>
      <text:p text:style-name="P44"/>
      <text:p text:style-name="P53">&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3"/>
      <text:p text:style-name="P44">&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4">- Сестра <text:s/>всегда норовила спихнуть тяжёлую задачу на кого-нибудь другого!</text:p>
      <text:p text:style-name="P34">- А также совместить приятное с полезным. - заметил я.</text:p>
      <text:p text:style-name="P34">Луна бросила на меня тяжёлый взгляд.</text:p>
      <text:p text:style-name="P34"><text:soft-page-break/>-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4">- Тогда зачем она..?</text:p>
      <text:p text:style-name="P3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4">Меня как будто окатило ледяным душем. Не любовь и даже не дружба. Просто плата за услугу… Даже не дружба...</text:p>
      <text:p text:style-name="P34">- А другие? Они тоже… давали мне потому, что считали меня последним шансом?</text:p>
      <text:p text:style-name="P34">- Другие? Кто ещё?<text:span text:style-name="T10"> </text:span><text:span text:style-name="T54">С кем ещё у тебя были… отношения?</text:span></text:p>
      <text:p text:style-name="P30">- С Рэйнбоу Дэш — ответил я несчастным голосом. - И, может быть, с Пинки.</text:p>
      <text:p text:style-name="P3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29"/>
      <text:p text:style-name="P53">&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3"/>
      <text:p text:style-name="P44">&lt;<text:span text:style-name="T21">-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4"><text:span text:style-name="T21">- Посмотрим... Хи-хи...</text:span>&gt;</text:p>
      <text:p text:style-name="P44"/>
      <text:p text:style-name="P53"/>
      <text:p text:style-name="P53">&lt;<text:span text:style-name="T20">Пландерсид покрыл грудь Макса шрамами в замке сестёр</text:span>&gt;</text:p>
      <text:p text:style-name="P53"/>
      <text:p text:style-name="P44">&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28">&gt;</text:span></text:p>
      <text:p text:style-name="P43">&lt; <text:span text:style-name="T21">-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3"><text:span text:style-name="T21">В замке сестёр Макс с Дэш разругиваются.</text:span>&gt;</text:p>
      <text:p text:style-name="P43"/>
      <text:p text:style-name="P43"><text:soft-page-break/>&lt;<text:span text:style-name="T21"> </text:span><text:span text:style-name="T20">-</text:span><text:span text:style-name="T21">Я не умею! Давай ты напишешь!</text:span></text:p>
      <text:p text:style-name="P43"><text:span text:style-name="T20">- </text:span><text:span text:style-name="T21">Фигушки! Подрядил меня татухи поням рисовать — сам теперь фанфик пиши!</text:span>&gt;</text:p>
      <text:p text:style-name="P51"/>
      <text:p text:style-name="P51"/>
      <text:p text:style-name="P43">&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3"><text:span text:style-name="T21">- Учти, я ни капельки не жалею о наших поебушках! Но в будущем буду их стрематься. Это очень больно — вот так расставаться</text:span>&gt;</text:p>
      <text:p text:style-name="P51"/>
      <text:p text:style-name="P31">(про Макса в сне-прощании)</text:p>
      <text:p text:style-name="P31">Я — Дискорд, и я говорю вам: он вернётся Я подсоблю вам, касатикам, хе-хе!</text:p>
      <text:p text:style-name="P51"/>
      <text:p text:style-name="P43">&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1"/>
      <text:p text:style-name="P117"><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18"/>
      <text:p text:style-name="P43">&lt;<text:span text:style-name="T21">Луна говорит Максу в прощальном сне:</text:span></text:p>
      <text:p text:style-name="P43"><text:span text:style-name="T21">- Прости, что хотела убить тебя. Я ослабела и Найтмэр на время одержала верх</text:span>&gt;</text:p>
      <text:p text:style-name="P51"/>
      <text:p text:style-name="P4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0">- Но тогда ты мог бы захватить власть в Эквестрии?</text:p>
      <text:p text:style-name="P30"><text:soft-page-break/>- Мог бы. Но… Зачем? За эти годы я многое переосмыслил и понял: властвовать чертовски скучно! Куда интереснее строить козни изподтишка...</text:p>
      <text:p text:style-name="P40"/>
      <text:p text:style-name="P27"/>
      <text:p text:style-name="P40">&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0">- В соответствии с законом от … «Об отсутствии одного из соправителей диархии» принимаю всю власть на себя!</text:p>
      <text:p text:style-name="P30">- <text:s/>Но этот закон Её Высочество, принцесса Селестия принимала для себя, чтобы разрешить ситуацию с вашим … ммм... пребыванием на Луне!</text:p>
      <text:p text:style-name="P40"><text:span text:style-name="T21">- В законе не указана конкретный соправитель Диархии!</text:span>&gt;</text:p>
      <text:p text:style-name="P40"/>
      <text:p text:style-name="P40">&lt;<text:span text:style-name="T21">Заговорщики таки подняли восстание после исчезновения Селестии. Они обвинили Луну и Макса в узурпации власти</text:span>&gt;</text:p>
      <text:p text:style-name="P40"/>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lt;Добавить грозный выход Луны для противостояния повстанцам&gt;</text:p>
      <text:p text:style-name="P30"/>
      <text:p text:style-name="P3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0"/>
      <text:p text:style-name="P3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3"/>
      <text:p text:style-name="P8">***</text:p>
      <text:p text:style-name="P106"/>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8"/>
      <text:h text:style-name="P145" text:outline-level="2">Сон Рэрити</text:h>
      <text:p text:style-name="P74"/>
      <text:p text:style-name="P75">***</text:p>
      <text:p text:style-name="P82">&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4"><text:soft-page-break/></text:p>
      <text:p text:style-name="P74"><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8"/>
      <text:h text:style-name="P145" text:outline-level="2">Рейд пони-рэйнджеров</text:h>
      <text:p text:style-name="P74"/>
      <text:p text:style-name="P80">(леденящий душу триллер, музыка тревожная)</text:p>
      <text:p text:style-name="P7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5">***</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5" text:outline-level="2"/>
      <text:h text:style-name="P145" text:outline-level="2">Продолжение ЛСД-чаепития</text:h>
      <text:p text:style-name="P74"/>
      <text:p text:style-name="P74"><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4"/>
      <text:h text:style-name="P145" text:outline-level="2">Исчезновение Селестии</text:h>
      <text:p text:style-name="P74"/>
      <text:p text:style-name="P74"><text:span text:style-name="T9">–</text:span> Ну хорошо, а кто вами правит? Аликорн? Драконикус? Какой-нибудь человек с рогом во лбу? Или у вас нет правителя?</text:p>
      <text:p text:style-name="P74"><text:span text:style-name="T9">–</text:span> Нет, почему? Правитель есть. Только он не постоянный. Его избирают. Раз в несколько лет.</text:p>
      <text:p text:style-name="P74"><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
      <text:h text:style-name="P145" text:outline-level="2">Поиск решения</text:h>
      <text:p text:style-name="P107"/>
      <text:p text:style-name="P74"><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
      <text:p text:style-name="P78">&lt;<text:span text:style-name="T21">Луна приносит в жертву свою кровь, чтобы путешествие к замку прошло без потерь. Жертва не принимается — Дэш погибает</text:span>&gt;</text:p>
      <text:p text:style-name="P74"><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8"/>
      <text:p text:style-name="P74"><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4"/>
      <text:h text:style-name="P145" text:outline-level="2">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9">—</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9">—</text:span> виднелось под листвой плюща.</text:p>
      <text:p text:style-name="P74">“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9">&lt;</text:span><text:span text:style-name="T20">высоко летать нельзя из-за молний</text:span><text:span text:style-name="T9">&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9">—</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text:soft-page-break/>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4">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9">&lt;</text:span><text:span text:style-name="T20">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4"/>
      <text:h text:style-name="P145"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45"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Административная консоль приветственно мигнула зелёным шрифтом.</text:p>
      <text:p text:style-name="P74"><text:span text:style-name="T9">&gt;</text:span>\Привет, Нексус. Это Макс.</text:p>
      <text:p text:style-name="P74"><text:span text:style-name="T9">&lt;\</text:span>Привет, Макс. Рад тебя видеть.</text:p>
      <text:p text:style-name="P79">Хм. Блок эмоций? Или просто модификация стандартного приветствия?</text:p>
      <text:p text:style-name="P74"><text:span text:style-name="T9">&gt;\</text:span>Нексус, отключи память событий за последнюю неделю.</text:p>
      <text:p text:style-name="P74"><text:soft-page-break/><text:span text:style-name="T9">&lt;\</text:span>Выполнено, Макс.</text:p>
      <text:p text:style-name="P74"><text:span text:style-name="T9">&gt;</text:span>\Задача по корпоративной логике. Выдай наиболее оптимальное решение.</text:p>
      <text:p text:style-name="P74"><text:span text:style-name="T9">&lt;\</text:span>Жду с нетерпением, Макс.</text:p>
      <text:p text:style-name="P74"><text:span text:style-name="T9">&gt;\</text:span>Постановка задачи.</text:p>
      <text:p text:style-name="P74"><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9">&gt;\</text:span>Ограничения.</text:p>
      <text:p text:style-name="P74"><text:span text:style-name="T9">&gt;\</text:span>Ты не можешь подать в суд на компанию Б и ждать результатов, так как за время разбирательства компания А обанкротится.</text:p>
      <text:p text:style-name="P74"><text:span text:style-name="T9">&gt;\</text:span>Задание.</text:p>
      <text:p text:style-name="P74"><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9">&lt;\</text:span>Задача принята...</text:p>
      <text:p text:style-name="P74"><text:span text:style-name="T9">&lt;\</text:span>...</text:p>
      <text:p text:style-name="P74"><text:span text:style-name="T9">&lt;\</text:span>...</text:p>
      <text:p text:style-name="P74"><text:span text:style-name="T9">&lt;\</text:span>Решение:</text:p>
      <text:p text:style-name="P74"><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text:soft-page-break/>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text:soft-page-break/>–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text:soft-page-break/>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45" text:outline-level="2">Безнадёжность</text:h>
      <text:p text:style-name="P78">&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9">&lt;</text:span><text:span text:style-name="T20">подать фонарь под другим сосусом</text:span><text:span text:style-name="T9">&gt;</text:span> </text:p>
      <text:p text:style-name="P7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4">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text:soft-page-break/>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45" text:outline-level="2">След?</text:h>
      <text:p text:style-name="P107"/>
      <text:p text:style-name="P74"><text:span text:style-name="T9">&lt;</text:span><text:span text:style-name="T20">сначала эпизод - проверка сумки в серверной</text:span><text:span text:style-name="T9">&gt;</text:span></text:p>
      <text:p text:style-name="P74"><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9">&lt;</text:span><text:span text:style-name="T20">“Последний Единорог” Питера Бигла</text:span><text:span text:style-name="T9">&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text:soft-page-break/>–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9">&lt;</text:span><text:span text:style-name="T20">Расширить сцену в кафе. Ожидание, подьём и… падение ожиданий</text:span><text:span text:style-name="T9">&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 Да-да, я мигом! – <text:span text:style-name="T1">д</text:span>евушка схватила листок бумаги и помчалась к ноутбуку.</text:p>
      <text:p text:style-name="P74"/>
      <text:h text:style-name="P145" text:outline-level="2">Озарение</text:h>
      <text:p text:style-name="P74"/>
      <text:p text:style-name="P74"><text:soft-page-break/><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9">– </text:span>Извини, Флаттершай, забылся.</text:p>
      <text:p text:style-name="P93"><text:span text:style-name="T9">– </text:span>Та ладно, я ж не против, – возразила Эпплджек. – Не парься, Флатти. Было б хуже, если б он <text:s/>назвал меня Эпплджек на людях.</text:p>
      <text:p text:style-name="P93"><text:span text:style-name="T9">– </text:span>Ты так... – запнулась Флаттершай. – Так быстро забыла свою ферму. И...</text:p>
      <text:p text:style-name="P93"><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9">– </text:span>Как ты можешь так говорить? – расплакалась Флаттершай.</text:p>
      <text:p text:style-name="P93"><text:span text:style-name="T9">– </text:span>Эй, девушки, не ссорьтесь! Мы — одна команда! И надеюсь, останемся ею и в дальнейшем. </text:p>
      <text:list xml:id="list9170877667067993940"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pan text:style-name="T9">– </text:span>А если нет? – Эпплджек смотрела мне мне прямо в глаза.</text:p>
      <text:list xml:id="list20772597" text:continue-numbering="true" text:style-name="L5">
        <text:list-header>
          <text:p text:style-name="P161">Я молча пожал плечами. Эпплджек уверенно продолжила.</text:p>
        </text:list-header>
      </text:list>
      <text:p text:style-name="P93"><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9">– </text:span>Спасибо, ЭйДжей.</text:p>
      <text:p text:style-name="P93"><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77885" text:continue-numbering="true" text:style-name="L5">
        <text:list-header>
          <text:p text:style-name="P161">Флаттершай пробормотала нечто, показавшееся мне знакомым.</text:p>
        </text:list-header>
      </text:list>
      <text:p text:style-name="P93"><text:span text:style-name="T9">– </text:span>Флатти, ты что-то сказала? Я не расслышал.</text:p>
      <text:p text:style-name="P93"><text:span text:style-name="T9">– </text:span>Намерение Изменяет Реальность.</text:p>
      <text:p text:style-name="P93"><text:span text:style-name="T9">– </text:span>Эээ. А где ты слышала эту фразу, если не секрет?</text:p>
      <text:p text:style-name="P93"><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69194"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9">– </text:span>Флатти, ЭйДжей, буду через час. Ждите!</text:p>
      <text:p text:style-name="P89"/>
      <text:h text:style-name="P146" text:outline-level="2">Почти.</text:h>
      <text:p text:style-name="P108"/>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text:soft-page-break/>Я уставился на Стаса и он, захлёбываясь от торопливости, начал <text:span text:style-name="T9">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 Ага. К нему-то у меня доступа нету. Но в кластер к Нексусу он больше не пролезет.</text:p>
      <text:p text:style-name="P93">– Спасибо, Стас. Ты молодец.</text:p>
      <text:p text:style-name="P93">Ниточка, чуть было не прервавшаяся в офисе, повела в квартиру Влада.</text:p>
      <text:p text:style-name="P93"/>
      <text:h text:style-name="P146" text:outline-level="2">Дискорд</text:h>
      <text:p text:style-name="P107"/>
      <text:p text:style-name="P108">Девушки поспешно собирались, пока я растолковывал им задачу.</text:p>
      <text:p text:style-name="P10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9">– </text:span>Это тот твой приятель, который разбился с полгода назад? – спросила Эпплджек.</text:p>
      <text:p text:style-name="P108"><text:span text:style-name="T9">– </text:span>Да, это он.</text:p>
      <text:p text:style-name="P108"><text:span text:style-name="T9">– </text:span>А как мы попадём в его квартиру? Там сейчас кто-то живёт? – Флаттершай прыгала на одной ноге, натягивая кед.</text:p>
      <text:p text:style-name="P10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9"><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09">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9">– </text:span>Макс, что случилось? У нас проблемы?</text:p>
      <text:p text:style-name="P10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9">– </text:span>Нет нужды. Лучше станьте-ка сзади меня так, чтобы заслонить от этих бабулек и от вооон той камеры наблюдения.</text:p>
      <text:list xml:id="list1713735889414180865"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31"><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1"><text:span text:style-name="T9">– </text:span>Макс, тут окно разбито! И верёвка какая-то висит. – крикнула Флаттершай из кухни.</text:p>
      <text:p text:style-name="P131"><text:span text:style-name="T9">–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пробелу, но безрезультатно.</text:p>
      <text:p text:style-name="P13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1"><text:span text:style-name="T9">– </text:span>Монитор выключен. – <text:s/>раздалось из угла. Кресло с высокой спинкой повернулось, открыв нашим взорам Дискорда. </text:p>
      <text:p text:style-name="P131"><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1">Он приподнял панамку, дурашливо здороваясь.</text:p>
      <text:p text:style-name="P131"><text:span text:style-name="T9">– </text:span>Оп-па! – пробормотала Эпплджек. – Нежданчик!</text:p>
      <text:p text:style-name="P131"><text:span text:style-name="T9">– </text:span>Ты, я вижу, времени не терял, – моя рука под прикрытием стола медленно тянулась к тяжёлой фарфоровой кружке, стоящей на краю.</text:p>
      <text:p text:style-name="P11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9">– </text:span>А почему ты вообще решил искать нас тут? – спросила Эпплджек. – Приехал бы домой. Мы б тебя чаем напоили.</text:p>
      <text:p text:style-name="P111"><text:span text:style-name="T9">– </text:span>Видишь ли, дорогая Эй-Джей, я с самого начала знал, где находится наша уважаемая принцесса, а времени в обрез, так что...</text:p>
      <text:p text:style-name="P119">В проёме дверей появилась Флаттершай.</text:p>
      <text:p text:style-name="P111"><text:span text:style-name="T9">– </text:span>С кем это вы тут разговариваете?</text:p>
      <text:list xml:id="list860088277973457611" text:style-name="L7">
        <text:list-header>
          <text:p text:style-name="P14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9">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1">На лице Дискорда появилось удивлённо-мечтательное выражение и он вырубился.</text:p>
      <text:p text:style-name="P131"/>
      <text:h text:style-name="P145" text:outline-level="2">Селестия</text:h>
      <text:p text:style-name="P131"/>
      <text:p text:style-name="P10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1">Включенный монитор показал схематическое изображение Селестиии, </text:p>
      <text:p text:style-name="P132">&gt;\<text:span text:style-name="T1">Привет, Селестия. Это Макс. Как себя чувствуешь?</text:span></text:p>
      <text:p text:style-name="P132">&lt;\<text:span text:style-name="T1">Макс? МАКС??? МА-А-А-АКС!!! НАКОНЕЦ-ТО! КАК Я РАДА ТЕБЯ СЛЫШАТЬ! </text:span></text:p>
      <text:p text:style-name="P132">&gt;\<text:span text:style-name="T1">Я рад, что нашёл тебя, Тия.</text:span></text:p>
      <text:p text:style-name="P1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2">&gt;\<text:span text:style-name="T1">Тия, я сейчас подключу микрофон и колонки, и мы сможем общаться более удобно.</text:span></text:p>
      <text:p text:style-name="P131"><text:soft-page-break/>…</text:p>
      <text:p text:style-name="P131">– Привет опять. Как ты меня слышишь?</text:p>
      <text:p text:style-name="P1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2">– <text:span text:style-name="T1">Могу себе представить. Как-то раз я провёл три часа камере сенсорной депривации. Мне не понравилось.</text:span></text:p>
      <text:p text:style-name="P131">– Эммм... Ваше Высочество, вы в порядке? Мы так рады, что наконец-то нашли Вас! – вклинилась в разговор Эпплджек.</text:p>
      <text:p text:style-name="P131">– Кто тут? Макс, кто ещё с тобой?</text:p>
      <text:p text:style-name="P132"><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2">– <text:span text:style-name="T1">Девочки? Я рада вас слышать. А Твайлайт нет рядом?</text:span></text:p>
      <text:p text:style-name="P1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1">При этих словах Дискорд замычал и задёргался. Эпплджек нахмурилась и проверила верёвки, привязывающие его к спинке стула.</text:p>
      <text:p text:style-name="P1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1">– Ноутбук — так называется место, где я нахожусь сейчас? А кто это мычит?</text:p>
      <text:p text:style-name="P1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1">– О, духи предков, но зачем??? Почему у него кляп во рту?</text:p>
      <text:p text:style-name="P131">– Мы связали его. Он нас предал. И тебя. И Эквестрию. Всех.</text:p>
      <text:p text:style-name="P131">При этих словах Эпплджек и Флаттершай непонимающе уставились на меня, а Дискорд протестующе замычал.</text:p>
      <text:p text:style-name="P131">Я начал рассказывать о своих догадках, и непонимающее выражение на лицах девушек сменилось удивлением.</text:p>
      <text:p text:style-name="P13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1">– А зачем тогда ты приложила его книгой? – непонимающе уставился я на неё.</text:p>
      <text:p text:style-name="P131">– Потому что ты напал на него. Я и подумала — тебе виднее. И подсобила.</text:p>
      <text:p text:style-name="P131">Флаттершай отрицающе мотнула головой.</text:p>
      <text:p text:style-name="P131">– Не может Дискорд быть предателем. Он мой друг.</text:p>
      <text:p text:style-name="P131">Дискорд благодарственно замычал и закивал головой.</text:p>
      <text:p text:style-name="P1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1">Дискорд завёл глаза на лоб и обречённо завыл.</text:p>
      <text:p text:style-name="P131">– Макс, постой. Дай мне поговорить с ним. – сказала Селестия. – Не могу поверить, что Дискорд на такое пошёл.</text:p>
      <text:p text:style-name="P131">– Ну хорошо. Поговори. Послушаем, что он скажет.</text:p>
      <text:p text:style-name="P131">Я красноречиво покачал кулак перед его носом и вытащил кляп.</text:p>
      <text:p text:style-name="P131"><text:soft-page-break/>...</text:p>
      <text:p text:style-name="P120">–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0">– Это я-то устраиваю цирк?!! ДА ТЫ НА СЕБЯ ПОСМОТРИ, КЛОУН!!! На людей кидаешься, чашками бросаешься, вон, мне нос разбил! Дерёшься...</text:p>
      <text:p text:style-name="P120">Я угрожающе поднёс тряпку к лицу Дискорда.</text:p>
      <text:p text:style-name="P120">– Ещё одно слово в таком тоне, и ты заткнёшься, а мы уйдём в Эквестрию без тебя!</text:p>
      <text:p text:style-name="P1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0">Дискорд демонстративно закрыл рот и посвистывая уставился в потолок.</text:p>
      <text:p text:style-name="P120">Разговор зашёл в тупик.</text:p>
      <text:p text:style-name="P123"/>
      <text:p text:style-name="P124">На мониторе высветился текст:</text:p>
      <text:p text:style-name="P12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4"/>
      <text:p text:style-name="P124">Из колонок послышался лёгкий шорох.</text:p>
      <text:p text:style-name="P120">– Дик, сейчас не время для ссор. – голос Селестии был мягким, но настойчивым. – Мы в одной лодке.</text:p>
      <text:p text:style-name="P120">– Тебе легко говорить! Тебе не разбивали нос и не оскорбляли угрозами!</text:p>
      <text:p text:style-name="P120">– Ты должен понимать, что у Макса были все основания так себя вести. Твоё поведение вызвало подозрения у него, ведь он мало тебя знает. </text:p>
      <text:p text:style-name="P120">К уговорам Селестии присоединилась Флаттершай.</text:p>
      <text:p text:style-name="P120">– Дискорд, миленький, прости его. Макс хороший. Он просто не знал, что ты тоже хороший...</text:p>
      <text:p text:style-name="P120">У Дискорда покраснели уши и он засмущался и заворчал.</text:p>
      <text:p text:style-name="P1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0">Я пропустил «дятла» мимо ушей.</text:p>
      <text:p text:style-name="P1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1">***</text:p>
      <text:p text:style-name="P1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0">Потому разбрасываться такой возможностью не стоит. Если уж тебе повезло оказаться в новом мире — исследуй его сполна!..</text:p>
      <text:p text:style-name="P121">***</text:p>
      <text:p text:style-name="P126">&lt;<text:span text:style-name="T21">сюда можно вставить похождения Дискорда — вторая неопубликованная глава. Первая — секс с Селестией</text:span>&gt;</text:p>
      <text:p text:style-name="P121">***</text:p>
      <text:p text:style-name="P124">– Развяжите мне, наконец, руки! Или хотя бы одну. Плечами жестикулировать неудобно.... </text:p>
      <text:p text:style-name="P124">Я развязал Дискорду левую руку.</text:p>
      <text:p text:style-name="P12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4">Дискорд принялся разминать затёкшее запястье.</text:p>
      <text:p text:style-name="P12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4">– Какое письмо, Корди? – вскинулась до этого зачарованно слушавшая Дискорда Флаттершай.</text:p>
      <text:p text:style-name="P124">– Ну ваше же! Вы с Эпплджек написали мне о своих мытарствах тут. Вежливо так написали, спасибо...</text:p>
      <text:p text:style-name="P124">Флаттершай покрылась пунцовыми пятнами.</text:p>
      <text:p text:style-name="P124">– Я... Мы... – тут она совсем стушевалась.</text:p>
      <text:p text:style-name="P124">– Так а почему ты сказал, что никто не уйдёт в Эквестрию? – наконец перебила Дискорда скучавшая до этого Эпплджек.</text:p>
      <text:p text:style-name="P124">Дискорд уставился на неё долгим взглядом, а потом хлопнул себя по лбу.</text:p>
      <text:p text:style-name="P1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4">– И что? – продолжила его мысль Эпплджек.</text:p>
      <text:p text:style-name="P124">–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4"><text:soft-page-break/>– И?!! – до меня уже дошло, но Эпплджек продолжала тупить.</text:p>
      <text:p text:style-name="P124">– Короче, времени у нас осталось что-то около пятнадцати минут. Или около того. – заявил Дискорд, поднеся к глазам запястье с массивными часами.</text:p>
      <text:p text:style-name="P124">– СКОЛЬКО??? – воскликнули хором я и девушки.</text:p>
      <text:p text:style-name="P124">Дискорд открыл было рот, но его слова заглушил звонок в дверь.</text:p>
      <text:p text:style-name="P124">– ОТКРОЙТЕ, ПОЛИЦИЯ! Вам даётся полминуты, чтобы открыть дверь. Через тридцать секунд дверь будет выбита!</text:p>
      <text:p text:style-name="P1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4">Блядь!</text:p>
      <text:p text:style-name="P124">– На крышу, живо!!! Через окно на кухне! – зашипел Дискорд, отчаянно дёргая узлы свободной рукой.</text:p>
      <text:p text:style-name="P124">Эпплджек, одной рукой сгребя в охапку ноутбук, второй увлекая Флаттершай, кинулась на кухню.</text:p>
      <text:p text:style-name="P124">– А толку? Куда мы с крыши денемся? – спросил я растерянно. Дискорд только раздражённо зарычал в ответ.</text:p>
      <text:p text:style-name="P120">Дверь содрогнулась от мощного удара. Послышался стук падающей штукатурки. Я сломя голову кинулся на кухню.</text:p>
      <text:p text:style-name="P120">– Развяжи меня, идиот!!! – гаркнул вдогонку Дискорд.</text:p>
      <text:p text:style-name="P1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 </text:p>
      <text:p text:style-name="P1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0">Верёвка в кухонном окне дёргалась от движений лезущих по ней Флатти и Эпплджек. Я словил её рукой и стал на подоконник.</text:p>
      <text:p text:style-name="P120">Чёрт!</text:p>
      <text:p text:style-name="P1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0">Но нет, триста тысяч чертей, раз девушки смогли – я тоже смогу!</text:p>
      <text:p text:style-name="P1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0">Чёрт! Чёрт! Чёрт! Чёрт!</text:p>
      <text:p text:style-name="P120">Бля!!!...</text:p>
      <text:p text:style-name="P12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0"/>
      <text:h text:style-name="P145" text:outline-level="2">Назад, в Эквестрию</text:h>
      <text:p text:style-name="P120"/>
      <text:p text:style-name="P120">Долго паниковать не пришлось. </text:p>
      <text:p text:style-name="P120">Я почувствовал сильный рывок за шиворот и захват поперёк груди. </text:p>
      <text:p text:style-name="P120">– ОТПУСТИ ДЕВЧОНКУ!!! – загрохотало мне в ухо. Я открыл глаза.</text:p>
      <text:p text:style-name="P1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0">Я чуть поднял глаза и уставился в чешуйчатую морду дракон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0">Наконец это ему удалось, и дальнейший подъём на крышу происходил в молчании.</text:p>
      <text:p text:style-name="P1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0">Флаттершай оторвала заплаканное лицо от моей ветровки.</text:p>
      <text:p text:style-name="P120"><text:soft-page-break/>– Да-да, ты прав, Корди. Я готова.</text:p>
      <text:p text:style-name="P120">На длинной шее Дискорд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0">И мы полетели навстречу закату.</text:p>
      <text:p text:style-name="P1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0">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0">– Пристегните ремни! – проревел Дискорд, резко ускоряясь. – Будет весело!!!</text:p>
      <text:p text:style-name="P1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0">– ЙУУУУУУУХХХУУУУУ!!! – заорал Дискорд, сложил крылья и врезался в шар.</text:p>
      <text:p text:style-name="P12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1" text:outline-level="1">Беседа за столиком в ночи</text:h>
      <text:p text:style-name="P110">&lt;<text:span text:style-name="T52">Queen - Flash</text:span>&gt;</text:p>
      <text:p text:style-name="P91">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9"><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3"/>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3">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17">–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9">&lt;</text:span>упомянуть в эпизоде на Терре, что МЛП-сериал закрылся год назад<text:span text:style-name="T9">&gt;</text:span></text:p>
      <text:p text:style-name="P93"><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text:soft-page-break/>–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9">&lt;</text:span><text:span text:style-name="T23">чёрт</text:span><text:span text:style-name="T9">&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3">– Хорошо. Уболтал. Кьютимарки беру на себя. Так и знал, что мне самое трудное достанется!</text:p>
      <text:p text:style-name="P1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3">Анакорн проследил мой взгляд.</text:p>
      <text:p text:style-name="P133">– Нечего так смотреть. Если я стану применять магию вместо ловкости, теряется весь смысл упражнения... О, глянь-ка на Эквус!</text:p>
      <text:p text:style-name="P1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3"/>
      <text:p text:style-name="P135"><text:soft-page-break/>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6"/>
      <text:p text:style-name="P13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5"/>
      <text:p text:style-name="P135"/>
      <text:p text:style-name="P133">Я опять задумался. В голове было пусто. Хотя, если подумать с точки зрения программиста, можно... Наверное можно, раз все предыдущее прокатило...</text:p>
      <text:p text:style-name="P134">–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4">– Не понял? Это как? Как ты совместишь разрушенную магическими войнами Эквестрию с романтически-сексуальным раем для попаданцев?</text:p>
      <text:p text:style-name="P13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4">Анакорн долго мусолил карандаш, а потом вдруг заржал.</text:p>
      <text:p text:style-name="P13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4">Анакорн примирительно похлопал меня по плечу.</text:p>
      <text:p text:style-name="P13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4">Я подозрительно посмотрел на Анакорна.</text:p>
      <text:p text:style-name="P134"><text:span text:style-name="T9">– </text:span>Какой ещё, нафиг, «мой фанфик»? Я никакого фанфика не писал. И не собираюсь, вообще-то.</text:p>
      <text:p text:style-name="P134">Анакорн ехидно ухмыльнулся и откинулся в кресле, переплетя пальцы за затылком.</text:p>
      <text:p text:style-name="P13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3"><text:span text:style-name="T9">– </text:span>Факн щит<text:note text:id="ftn13" text:note-class="footnote"><text:note-citation>13</text:note-citation><text:note-body><text:p text:style-name="P12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3">Анакорн развёл руками.</text:p>
      <text:p text:style-name="P13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3">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3">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soft-page-break/>***</text:p>
      <text:p text:style-name="P94"/>
      <text:p text:style-name="P93">&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0">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1">- Поверь, Макс, всё не так, как ты думаешь! Если бы у меня был шанс переиграть всё по новому! Клянусь, всё было бы совсем по другому!</text:p>
      <text:p text:style-name="P93"><text:span text:style-name="T20">- Это точно! Было бы точно всё по другому, я с конеёбством завязываю!</text:span>&gt;</text:p>
      <text:p text:style-name="P93">–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0">Селестия кивнула, соглашаясь, и образ её начал меркнуть.</text:p>
      <text:p text:style-name="P125">– <text:span text:style-name="T1">Окей. Будь счастлив и... спасибо тебе за всё, Макс.</text:span></text:p>
      <text:p text:style-name="P120">…</text:p>
      <text:p text:style-name="P12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0">Он нахлобучил на себя невесть откуда взявшуюся двууголку.</text:p>
      <text:p text:style-name="P120">– Как вам это нравится, господа?! Дискорд — спаситель Эквестрии! А ведь звучит!!! Разрешите откланяться!..</text:p>
      <text:p text:style-name="P120"/>
      <text:list xml:id="list7789757754639341232" text:style-name="L8">
        <text:list-header>
          <text:p text:style-name="P163">(<text:span text:style-name="T25">Луна — как повелительница снов, слышала разговор Макса с Анакорном</text:span>)</text:p>
          <text:p text:style-name="P164"/>
        </text:list-header>
      </text:list>
      <text:p text:style-name="P121">***</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22">-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text:soft-page-break/>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45" text:outline-level="2">Земля</text:h>
      <text:p text:style-name="P92">&lt;<text:span text:style-name="T52">Daft Punk – Get Lucky</text:span>&gt;</text:p>
      <text:p text:style-name="P92"/>
      <text:p text:style-name="P86">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9">–</text:span> Держись! <text:span text:style-name="T9">–</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7T00:59:26.36</dc:date>
    <meta:editing-duration>P98DT19H49M</meta:editing-duration>
    <meta:editing-cycles>6091</meta:editing-cycles>
    <meta:generator>OpenOffice/4.1.1$Win32 OpenOffice.org_project/411m6$Build-9775</meta:generator>
    <dc:creator>макс </dc:creator>
    <meta:document-statistic meta:table-count="0" meta:image-count="0" meta:object-count="0" meta:page-count="182" meta:paragraph-count="3786" meta:word-count="86317" meta:character-count="549619"/>
  </office:meta>
</office:document-meta>
</file>